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2.441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3.921cm" fo:break-before="auto" style:use-optimal-row-height="false"/>
    </style:style>
    <style:style style:name="ro8" style:family="table-row">
      <style:table-row-properties style:row-height="12.294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style:paragraph-properties fo:text-align="center" fo:margin-left="0cm"/>
    </style:style>
    <style:style style:name="ce158" style:family="table-cell" style:parent-style-name="Default" style:data-style-name="N136">
      <style:table-cell-properties style:text-align-source="fix" style:repeat-content="false"/>
      <style:paragraph-properties fo:text-align="end" fo:margin-left="0cm"/>
    </style:style>
    <style:style style:name="ce159"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0" style:family="table-cell" style:parent-style-name="Default" style:data-style-name="N1">
      <style:table-cell-properties style:text-align-source="fix" style:repeat-content="false"/>
      <style:paragraph-properties fo:text-align="end" fo:margin-left="0cm"/>
    </style:style>
    <style:style style:name="ce161"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37">
      <style:table-cell-properties style:text-align-source="fix" style:repeat-content="false"/>
      <style:paragraph-properties fo:text-align="end" fo:margin-left="0cm"/>
    </style:style>
    <style:style style:name="ce163"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4">
      <style:table-cell-properties style:text-align-source="fix" style:repeat-content="false"/>
      <style:paragraph-properties fo:text-align="start" fo:margin-left="0cm"/>
    </style:style>
    <style:style style:name="ce16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7"/>
        <table:table-column table:style-name="co10" table:default-cell-style-name="ce157"/>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4" table:formula="of:=IF([.A4];-1;IF([.G4]&lt;&gt;[.H4];0;1))" office:value-type="float" office:value="-1">
            <text:p>SKIP (-1)</text:p>
          </table:table-cell>
          <table:table-cell table:style-name="ce165"/>
        </table:table-row>
        <table:table-row table:style-name="ro6">
          <table:table-cell/>
          <table:table-cell table:style-name="ce156" table:number-columns-repeated="5"/>
          <table:table-cell table:number-columns-repeated="2"/>
          <table:table-cell table:style-name="ce164" table:formula="of:=IF([.A5];-1;IF([.G5]&lt;&gt;[.H5];0;1))" office:value-type="float" office:value="1">
            <text:p>PASS (1)</text:p>
          </table:table-cell>
          <table:table-cell table:style-name="ce165"/>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4"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4"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4"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4"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4"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4"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4"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4"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4"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4"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4"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4"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4"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4"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4"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4"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4"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4"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4"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4"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4"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4"/>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4"/>
          <table:table-cell/>
        </table:table-row>
        <table:table-row table:style-name="ro6" table:number-rows-repeated="17">
          <table:table-cell table:number-columns-repeated="8"/>
          <table:table-cell table:style-name="ce164"/>
          <table:table-cell/>
        </table:table-row>
        <table:table-row table:style-name="ro6">
          <table:table-cell office:value-type="string">
            <text:p>&gt;&gt;&gt;&gt;</text:p>
          </table:table-cell>
          <table:table-cell table:formula="of:=TEST_PARSER(&quot;primitives&quot;)" office:value-type="string" office:string-value="test_Parser(primitives): 0,6 480">
            <text:p>test_Parser(primitives): 0,6 480</text:p>
          </table:table-cell>
          <table:table-cell table:formula="of:=TESTSTAT(&quot;name&quot;; [.B46])" office:value-type="string" office:string-value="test_Parser(primitives):">
            <text:p>test_Parser(primitives):</text:p>
          </table:table-cell>
          <table:table-cell table:style-name="ce158" table:formula="of:=TESTSTAT(&quot;time&quot;; [.B46])" office:value-type="float" office:value="0.6">
            <text:p>0,6 sec</text:p>
          </table:table-cell>
          <table:table-cell table:style-name="ce160" table:formula="of:=TESTSTAT(&quot;count&quot;; [.B46])" office:value-type="float" office:value="480">
            <text:p>480</text:p>
          </table:table-cell>
          <table:table-cell table:style-name="ce162" table:formula="of:=[.E46]/[.D46]" office:value-type="float" office:value="800">
            <text:p>800,0 a/sec</text:p>
          </table:table-cell>
          <table:table-cell table:number-columns-repeated="2"/>
          <table:table-cell table:style-name="ce164"/>
          <table:table-cell/>
        </table:table-row>
        <table:table-row table:style-name="ro6">
          <table:table-cell/>
          <table:table-cell table:formula="of:=TEST_PARSER(&quot;multiplicity&quot;)" office:value-type="string" office:string-value="test_Parser(multiplicity): 0,8 280">
            <text:p>test_Parser(multiplicity): 0,8 280</text:p>
          </table:table-cell>
          <table:table-cell table:formula="of:=TESTSTAT(&quot;name&quot;; [.B47])" office:value-type="string" office:string-value="test_Parser(multiplicity):">
            <text:p>test_Parser(multiplicity):</text:p>
          </table:table-cell>
          <table:table-cell table:style-name="ce158" table:formula="of:=TESTSTAT(&quot;time&quot;; [.B47])" office:value-type="float" office:value="0.8">
            <text:p>0,8 sec</text:p>
          </table:table-cell>
          <table:table-cell table:style-name="ce160" table:formula="of:=TESTSTAT(&quot;count&quot;; [.B47])" office:value-type="float" office:value="280">
            <text:p>280</text:p>
          </table:table-cell>
          <table:table-cell table:style-name="ce162" table:formula="of:=[.E47]/[.D47]" office:value-type="float" office:value="350">
            <text:p>350,0 a/sec</text:p>
          </table:table-cell>
          <table:table-cell table:number-columns-repeated="4"/>
        </table:table-row>
        <table:table-row table:style-name="ro6">
          <table:table-cell/>
          <table:table-cell table:formula="of:=TEST_PARSER(&quot;basic&quot;)" office:value-type="string" office:string-value="test_Parser(basic): 0,8 292">
            <text:p>test_Parser(basic): 0,8 292</text:p>
          </table:table-cell>
          <table:table-cell table:formula="of:=TESTSTAT(&quot;name&quot;; [.B48])" office:value-type="string" office:string-value="test_Parser(basic):">
            <text:p>test_Parser(basic):</text:p>
          </table:table-cell>
          <table:table-cell table:style-name="ce158" table:formula="of:=TESTSTAT(&quot;time&quot;; [.B48])" office:value-type="float" office:value="0.8">
            <text:p>0,8 sec</text:p>
          </table:table-cell>
          <table:table-cell table:style-name="ce160" table:formula="of:=TESTSTAT(&quot;count&quot;; [.B48])" office:value-type="float" office:value="292">
            <text:p>292</text:p>
          </table:table-cell>
          <table:table-cell table:style-name="ce162" table:formula="of:=[.E48]/[.D48]" office:value-type="float" office:value="365">
            <text:p>365,0 a/sec</text:p>
          </table:table-cell>
          <table:table-cell table:number-columns-repeated="4"/>
        </table:table-row>
        <table:table-row table:style-name="ro6">
          <table:table-cell/>
          <table:table-cell table:formula="of:=TEST_PARSER(&quot;special&quot;)" office:value-type="string" office:string-value="test_Parser(special): 0,2 55">
            <text:p>test_Parser(special): 0,2 55</text:p>
          </table:table-cell>
          <table:table-cell table:formula="of:=TESTSTAT(&quot;name&quot;; [.B49])" office:value-type="string" office:string-value="test_Parser(special):">
            <text:p>test_Parser(special):</text:p>
          </table:table-cell>
          <table:table-cell table:style-name="ce158" table:formula="of:=TESTSTAT(&quot;time&quot;; [.B49])" office:value-type="float" office:value="0.2">
            <text:p>0,2 sec</text:p>
          </table:table-cell>
          <table:table-cell table:style-name="ce160" table:formula="of:=TESTSTAT(&quot;count&quot;; [.B49])" office:value-type="float" office:value="55">
            <text:p>55</text:p>
          </table:table-cell>
          <table:table-cell table:style-name="ce162" table:formula="of:=[.E49]/[.D49]" office:value-type="float" office:value="275">
            <text:p>275,0 a/sec</text:p>
          </table:table-cell>
          <table:table-cell table:number-columns-repeated="4"/>
        </table:table-row>
        <table:table-row table:style-name="ro6">
          <table:table-cell/>
          <table:table-cell table:formula="of:=TEST_PARSER(&quot;numbers&quot;)" office:value-type="string" office:string-value="test_Parser(numbers): 1,7 296">
            <text:p>test_Parser(numbers): 1,7 296</text:p>
          </table:table-cell>
          <table:table-cell table:formula="of:=TESTSTAT(&quot;name&quot;; [.B50])" office:value-type="string" office:string-value="test_Parser(numbers):">
            <text:p>test_Parser(numbers):</text:p>
          </table:table-cell>
          <table:table-cell table:style-name="ce158" table:formula="of:=TESTSTAT(&quot;time&quot;; [.B50])" office:value-type="float" office:value="1.7">
            <text:p>1,7 sec</text:p>
          </table:table-cell>
          <table:table-cell table:style-name="ce160" table:formula="of:=TESTSTAT(&quot;count&quot;; [.B50])" office:value-type="float" office:value="296">
            <text:p>296</text:p>
          </table:table-cell>
          <table:table-cell table:style-name="ce162" table:formula="of:=[.E50]/[.D50]" office:value-type="float" office:value="174.117647058824">
            <text:p>174,1 a/sec</text:p>
          </table:table-cell>
          <table:table-cell table:number-columns-repeated="4"/>
        </table:table-row>
        <table:table-row table:style-name="ro6">
          <table:table-cell/>
          <table:table-cell table:formula="of:=TEST_PARSER(&quot;types&quot;)" office:value-type="string" office:string-value="test_Parser(types): 1,5 198">
            <text:p>test_Parser(types): 1,5 198</text:p>
          </table:table-cell>
          <table:table-cell table:formula="of:=TESTSTAT(&quot;name&quot;; [.B51])" office:value-type="string" office:string-value="test_Parser(types):">
            <text:p>test_Parser(types):</text:p>
          </table:table-cell>
          <table:table-cell table:style-name="ce158" table:formula="of:=TESTSTAT(&quot;time&quot;; [.B51])" office:value-type="float" office:value="1.5">
            <text:p>1,5 sec</text:p>
          </table:table-cell>
          <table:table-cell table:style-name="ce160" table:formula="of:=TESTSTAT(&quot;count&quot;; [.B51])" office:value-type="float" office:value="198">
            <text:p>198</text:p>
          </table:table-cell>
          <table:table-cell table:style-name="ce162" table:formula="of:=[.E51]/[.D51]" office:value-type="float" office:value="132">
            <text:p>132,0 a/sec</text:p>
          </table:table-cell>
          <table:table-cell table:number-columns-repeated="4"/>
        </table:table-row>
        <table:table-row table:style-name="ro6">
          <table:table-cell table:number-columns-repeated="3"/>
          <table:table-cell table:style-name="ce159" table:formula="of:=SUM([.D46:.D51])" office:value-type="float" office:value="5.6">
            <text:p>5,6 sec</text:p>
          </table:table-cell>
          <table:table-cell table:style-name="ce161" table:formula="of:=SUM([.E46:.E51])" office:value-type="float" office:value="1601">
            <text:p>1601</text:p>
          </table:table-cell>
          <table:table-cell table:style-name="ce163" table:formula="of:=[.E52]/[.D52]" office:value-type="float" office:value="285.892857142857">
            <text:p>285,9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 1601">
            <text:p>test_Parser(all): 5 1601</text:p>
          </table:table-cell>
          <table:table-cell table:formula="of:=TESTSTAT(&quot;name&quot;; [.B54])" office:value-type="string" office:string-value="test_Parser(all):">
            <text:p>test_Parser(all):</text:p>
          </table:table-cell>
          <table:table-cell table:style-name="ce158" table:formula="of:=TESTSTAT(&quot;time&quot;; [.B54])" office:value-type="float" office:value="5">
            <text:p>5,0 sec</text:p>
          </table:table-cell>
          <table:table-cell table:style-name="ce160" table:formula="of:=TESTSTAT(&quot;count&quot;; [.B54])" office:value-type="float" office:value="1601">
            <text:p>1601</text:p>
          </table:table-cell>
          <table:table-cell table:style-name="ce162" table:formula="of:=[.E54]/[.D54]" office:value-type="float" office:value="320.2">
            <text:p>320,2 a/sec</text:p>
          </table:table-cell>
          <table:table-cell table:number-columns-repeated="4"/>
        </table:table-row>
        <table:table-row table:style-name="ro6">
          <table:table-cell table:number-columns-repeated="3"/>
          <table:table-cell table:style-name="ce158"/>
          <table:table-cell table:style-name="ce160"/>
          <table:table-cell table:style-name="ce162"/>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pBinDigit</text:p>
          </table:table-cell>
          <table:table-cell table:style-name="ce153" table:formula="of:=TPARSER_TOSTRING([.A58])" office:value-type="string" office:string-value="(str '0') &gt;&gt;= (fstArg_1 (return 0)) | (str '1') &gt;&gt;= (fstArg_1 (return 1))">
            <text:p>(str '0') &gt;&gt;= (fstArg_1 (return 0)) | (str '1') &gt;&gt;= (fstArg_1 (return 1))</text:p>
          </table:table-cell>
          <table:table-cell table:number-columns-repeated="8"/>
        </table:table-row>
        <table:table-row table:style-name="ro8">
          <table:table-cell table:style-name="ce153" office:value-type="string">
            <text:p>pTypeExpr</text:p>
          </table:table-cell>
          <table:table-cell table:style-name="ce153" table:formula="of:=TPARSER_TOSTRING([.A59])" office:value-type="string" office:string-value="P17 where&#13;&#10;P17 ::= (do  _ &lt;- ([ \t])*&#13;&#10;            a0 &lt;- P59&#13;&#10;             _ &lt;- ([ \t])*&#13;&#10;            a1 &lt;- (str '-&gt;') &gt;&gt;= (fstArg_1 P17)?&#13;&#10;         return (maybeMakeArrowType a0 a1)&#13;&#10;        )&#13;&#10;P59 ::= (str 'Bool')&#13;&#10;      | (str 'Str')&#13;&#10;      | (str 'Int')&#13;&#10;      | (str 'Long')&#13;&#10;      | [a-z] &gt;&gt;= \a0.pReturn_1 ((concat_1 ''') a0)&#13;&#10;      | (do  _ &lt;- (str '(')&#13;&#10;            a0 &lt;- P17&#13;&#10;             _ &lt;- (str ')')&#13;&#10;         return a0&#13;&#10;        )&#13;&#10;      | (do a1 &lt;- (do a2 &lt;- [A-Z]&#13;&#10;                      a3 &lt;- [a-z]+&#13;&#10;                   return ((foldl_2 concat_2) a2 a3)&#13;&#10;                  )&#13;&#10;            a4 &lt;- (skip ([ \t])+) &gt;&gt;= (fstArg_1 P59)*&#13;&#10;         return (mkTypeCtor a1 a4)&#13;&#10;        )">
            <text:p>P17 where<text:line-break/>P17 ::= (do <text:s/>_ &lt;- ([ \t])*<text:line-break/> <text:s text:c="11"/>a0 &lt;- P59<text:line-break/> <text:s text:c="12"/>_ &lt;- ([ \t])*<text:line-break/> <text:s text:c="11"/>a1 &lt;- (str '-&gt;') &gt;&gt;= (fstArg_1 P17)?<text:line-break/> <text:s text:c="8"/>return (maybeMakeArrowType a0 a1)<text:line-break/> <text:s text:c="7"/>)<text:line-break/>P59 ::= (str 'Bool')<text:line-break/> <text:s text:c="5"/>| (str 'Str')<text:line-break/> <text:s text:c="5"/>| (str 'Int')<text:line-break/> <text:s text:c="5"/>| (str 'Long')<text:line-break/> <text:s text:c="5"/>| [a-z] &gt;&gt;= \a0.pReturn_1 ((concat_1 ''') a0)<text:line-break/> <text:s text:c="5"/>| (do <text:s/>_ &lt;- (str '(')<text:line-break/> <text:s text:c="11"/>a0 &lt;- P17<text:line-break/> <text:s text:c="12"/>_ &lt;- (str ')')<text:line-break/> <text:s text:c="8"/>return a0<text:line-break/> <text:s text:c="7"/>)<text:line-break/> <text:s text:c="5"/>| (do a1 &lt;- (do a2 &lt;- [A-Z]<text:line-break/> <text:s text:c="21"/>a3 &lt;- [a-z]+<text:line-break/> <text:s text:c="18"/>return ((foldl_2 concat_2) a2 a3)<text:line-break/> <text:s text:c="17"/>)<text:line-break/> <text:s text:c="11"/>a4 &lt;- (skip ([ \t])+) &gt;&gt;= (fstArg_1 P59)*<text:line-break/> <text:s text:c="8"/>return (mkTypeCtor a1 a4)<text:line-break/> <text:s text:c="7"/>)</text:p>
          </table:table-cell>
          <table:table-cell table:number-columns-repeated="8"/>
        </table:table-row>
        <table:table-row table:style-name="ro6" table:number-rows-repeated="1048516">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24.04.2017</text:date>, <text:time>12:58:02</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24T12:58:02.34</dc:date>
    <meta:editing-duration>P143DT1H35M26S</meta:editing-duration>
    <meta:editing-cycles>459</meta:editing-cycles>
    <meta:generator>OpenOffice/4.1.2$Win32 OpenOffice.org_project/412m3$Build-9782</meta:generator>
    <meta:document-statistic meta:table-count="10" meta:cell-count="770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Return				As Object
	pStr				As Object
	pBind				As Object
	pChoice				As Object
	maybeMakeArrowType	As Object
	mkTypeCtor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aybeMakeArrowType = lookupFn("maybeMakeArrowType")
		result.mkTypeCtor		  = lookupFn("mkTypeCtor")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List a -&gt; Bool"), _
			newFn("cons",			2, "a -&gt; [a] -&gt; [a]"),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aybeMakeArrowType",	2, "Typ -&gt; Maybe Typ -&gt; Typ"), _
			newFn("mkTypeCtor",			2, "Str -&gt; List Typ -&gt; Typ")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r(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 applyToList = foldl apply1 f args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1 As Variant
	str As String
End Type

Public applyP_callCount As Integer
Public _applyP_callCount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ByVal p As Variant)
	Dim result As Variant
	If isMissing(p) Then
		result = Fn.TParser_toString
	Else
		If isString(p) Then
			p = lookupParser(p)
		End If
		Dim rules As Object
		rules = nil
		result = _TParser_toString(p, 0, "", False, rules)
		If Not(isNil(rules)) Then
			Dim newLine As String
			newLine = chr(13) &amp; chr(10)
			result = result &amp; " where" &amp; newLine _
				   &amp; Join(toArray(rules), newLine)
		End If
	End If
	TParser_toString = result
End Function

Function _TParser_toString( _
	ByVal p As Object, _
	ByRef k As Integer, _
	ByVal indent As String, _
	ByVal isNewLines As Boolean, _
	ByRef rules As Object _
)
	Dim result As String, f As Object
	If p.str &lt;&gt; "" Then
		result = p.str
	Else : Select Case p.tp
		Case "ind"
			If isNull(p.st) Then ' yet uninitialized indirection
				result = "(ind " &amp; p.id &amp; " Nothing)"
			ElseIf isString(p.st1) Then ' seen it before
				result = p.st1 ' contains a name like P123
			Else ' initialized but not seen before
				p.st1 = "P" &amp; p.st.id
				result = p.st1 &amp; " ::= "
				' In the new rule, start over fresh indent and var counter
				indent = Space(Len(result))
				Dim j As Integer
				j = 0
				result = result &amp; _TParser_toString(p.st, j, indent, True, rules)
				rules = cons(result, rules)
				result = p.st1
				p.st1 = Nothing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p.st, k, indent, False, rules) &amp; ")"
		Case "many1"
			If p.st.tp = "choice" Then
				result = "(" &amp; _TParser_toString(p.st, k, indent &amp; " ", False, rules) &amp; ")"
			Else
				result = _TParser_toString(p.st, k, indent, False, rules)
			End If
			result = result &amp; "+"
		Case "choice"
			Dim alts As Object
			alts = p.st
			If isPZeroOrOne(p) Then
				' it has shape p +++ return Empty
				' so it's effectively "zero-or-one" p, which can be written as "p?"
				
				If alts(0).tp = "choice" Then
					result = "(" &amp; _TParser_toString(alts(0), k, indent &amp; " ", False, rules) &amp; ")"
				Else
					result = _TParser_toString(alts(0), k, indent, False, rules)
				End If
				result = result &amp; "?"
			ElseIf isPMany(p) Then
				' it has shape many1 p +++ return nil
				If alts(0).st.tp = "choice" Then
					result = "(" &amp; _TParser_toString(alts(0).st, k, indent &amp; " ", False, rules) &amp; ")"
				Else
					result = _TParser_toString(alts(0).st, k, indent, False, rules)
				End If
				result = result &amp; "*"
			Else
				If isNewLines Then
					result = _TParser_toString(alts(0), k, indent, isNewLines, rules) _
						   &amp; chr(13) &amp; chr(10) _
						   &amp; space(len(indent) - 2) _
						   &amp; "| " _
						   &amp; _TParser_toString(alts(1), k, indent, isNewLines, rules)
				Else
					result = _TParser_toString(alts(0), k, indent, isNewLines, rules) _
						   &amp; " | " _
						   &amp; _TParser_toString(alts(1), k, indent, isNewLines, rules)
				End If
			End If
		Case "bind"
			Dim q As Object
			q = p.st(0)
			f = p.st(1)
			result = _TParser_toString(q, k, indent, False, rules) _
					&amp; " &gt;&gt;= " &amp; TFn_toString(f)
		Case "seq"
			Dim ps As Variant, i As Integer
			Dim fName As String, args As String
			ps = p.st(0)
			f  = p.st(1)
			fName = getFnName(f)
			result = "(do "
			Dim addIndent As String, newLine As String, innerIndent As String
			addIndent = Space(Len(result))
			newLine = chr(13) &amp; chr(10) &amp; indent
			innerIndent = indent &amp; addIndent &amp; Space(Len("aX &lt;- "))
			For i = LBound(ps) To UBound(ps)
				If isPSkip(ps(i)) Then
					result = result &amp; " _ &lt;- " _
									&amp; _TParser_toString(ps(i).st, k, innerIndent, False, rules)
				Else
					result = result &amp; "a" &amp; k
					args = args &amp; " a" &amp; k
					k = k + 1
					result = result &amp; " &lt;- " _
									&amp; _TParser_toString(ps(i), k, innerIndent, False, rules)
				End If
				result = result &amp; newLine
				If i &lt; UBound(ps) Then
					result = result &amp; addIndent
				End If
			Next i
			result = result &amp; " return"
			If isPartialApp(f) Then
				result = result &amp; " (" &amp; TFn_toString(f) &amp; args &amp; ")"
			Else
				If fName = "id" Then
					result = result &amp; args
				Else
					result = result &amp; " (" &amp; fName &amp; args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If isMissing(f) Then
		If isMissing(p) Then
			pBind = oFn
		Else
			' TODO: pBind: check if p is proper Parser
			pBind = apply(oFn, p)
		End If
	Else
		bindStats(p, f)
		' TODO: pBind: check if f is proper function
		pBind = mkParser("bind", Array(p, f))
	End If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If getFnName(v) = getFnName(Fn.pReturn) Then
			result = True
		End If
	End If
	isBreturn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	pSat = pBind( pItem, ite(predicate, pReturn, fstArg(pFail)) )
	pSat = mkParser("sat", predicate)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linearize choice of choice:
		If (p1.tp = "choice") Then
			pChoice = pChoice(p1.st(0), pChoice(p1.st(1), p2))
		Else
			If (p1.tp = "ind") Then
				If isNull(p1.st) Then
					'msgbox("pChoice: " &amp; toString(mkParser("choice", Array(p1, p2)))
				ElseIf (p1.st.tp = "choice") Then
					msgbox("pChoice!: " &amp; toString(mkParser("choice", Array(p1, p2)))
				End If
			End If
			pChoice = mkParser("choice", Array(p1, p2))
		End If
	End If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pMany1 = mkParser("many1", p)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mkParser("seq", Array(ps, f))
End Function

' pInd: for building recursive parsers; returns a dummy Parser instance
' which serves as an indirection to another Parser. This pointer later 
' has to set calling fixIndirection with the dummy and the actual instance
Function pInd()
	pInd = mkParser("ind", Nothing)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fixIndirection = dummy
End Function


'==================================================================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ParenS As Object
		Dim pTypeArg As Object
		Dim pCtor As Object
		Dim pN As Object
		Dim recDummy As Object
		
		pS = pInd
		pN = pInd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_
				pSeq(Array(pSkip(pMany(pWhite)), _
						   pN, _
						   pSkip(pMany(pWhite)), _
						   pZeroOrOne(pRight) _
				  	 ), Fn.maybeMakeArrowType _
			  )	)
		
		' ParenS ::= "(" S ")"
		pParenS = pSeq(Array(pSkip(pStr("(")), _
							 pS, _
						     pSkip(pStr(")")) _
					   ), id)
		
		' TypeArg ::= ws+ N
		'pTypeArg = pSeq(Array(pSkip(pMany1(pWhite)), pN), id)
		pTypeArg = pBind(pSkip(pMany1(pWhite)), fstArg(pN))
		
		' Ctor ::= TypeCtor pTypeArg*
		pCtor = pSeq(Array( _
						pTypeCtor, _
						pMany(pTypeArg) _
					), Fn.mkTypeCtor _
				)
		
		' N ::= ParenS | BaseType | Ctor | TypeVar
		pN = fixIndirection( pN, _
			foldl1(pChoice, List(pBaseType, pTypeVar, pParenS, pCtor)) _
		)
			
		result = pS
		'MsgBox(toString(result))
		'Stop
	End If
	pTypeExpr = result
End Function

Function pBaseType()
	Static result As Object
	If isNull(result) Then
		result = foldl1(pChoice, _
						map(pStr, List("Bool", "Str", "Int", "Long")) _
		)
		'msgbox(toString(result))
	End If
	pBaseType = result
End Function

Function pTypeVar()
	pTypeVar = pBind(pAlphaLower, compose(pReturn, concat("'")))
'	pTypeVar = pSeq(Array(pAlphaLower), conca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ArrowType(tIn, tOut)
	mkArrowType = "(-&gt; " &amp; tIn &amp; " " &amp; tOut &amp; ")"
End Function

Function maybeMakeArrowType(i, o)
	If isEmpty(o) Then
		maybeMakeArrowType = i
	Else
		maybeMakeArrowType = mkArrowType(i, o)
	End If
End Function

Function mkTypeCtor(ctorName As String, typeArgs As Object)
	Dim result As String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mkTypeCtor = result
End Function


' =============================================================================

Function lookupParser(pName As String) As Parser
	Dim result As Parser
	Select Case pName
		Case "pWhite":		result = pWhite
		Case "pBinDigit":	result = pBinDigit
		Case "pDecDigit":	result = pDecDigit
		Case "pHexDigit":	result = pHexDigit
		Case "pHexNum":		result = pHexNum
		Case "pTypeExpr":	result = pTypeExpr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 = _applyP_callCount + 1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result = _applyP(p.st(0), s, pos, endPos, isUnderSkip)
			If endPos &lt; 0 Then
				'result = _applyP(p.st(1), s, pos, endPos, isUnderSkip)
				p = p.st(1)
				Goto _applyP_begin
			End If
		Case "item"
			If pos &gt; Len(s) Then
				Goto _applyP_parseFailure
			End If
			endPos = pos + 1
			If Not(isUnderSkip) Then
				result = Mid(s, pos, 1)
			End If
		Case "return"
			endPos = pos
			If Not(isUnderSkip) Then
				result = p.st
			End If
		Case "bind"	' tail-recursive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 = apply1(p.st(1), result)
			pos = endPos
			If isUnderSkip Then : result = Empty : End If
			Goto _applyP_begin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ToList(p.st(1), reverse(lst))
			End If
		Case "skip"	' tail-recursive
			p = p.st
			isUnderSkip = True
			Goto _applyP_begin
			'result = _applyP(p.st, s, pos, endPos, True)
			'If endPos &gt; 0 Then
			'	assertEqual(result, Empty).x
			'End If
		Case "sat"
			If pos &gt; Len(s) Then
				Goto _applyP_parseFailure
			End If
			result = Mid(s, pos, 1)
			If Not(apply(p.st,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End If
			ElseIf isBsomething(p.st(1)) Then
				applyP_bind_B_f_g = applyP_bind_B_f_g + 1
				If isBreturn(p.st(1)) Then
					applyP_bind_B_return_g = applyP_bind_B_return_g + 1
				End If
			End If
		Case "seq"
			applyP_seq = applyP_seq + 1
		Case "skip"	' tail-recursive
			applyP_skip = applyP_skip + 1
		Case "sat"
			applyP_sat = applyP_sat + 1
		Case "many1"
			applyP_many1 = applyP_many1 + 1
		Case "fail"
			applyP_fail = applyP_fail + 1
		Case "ind"	' tail-recursive
			applyP_ind = applyP_ind + 1
		Case "end"
			applyP_end = applyP_end + 1
	End Select
End Function

'= tests ======================================================================

Global refute_parses_pass As Object

Function [-----------------------------]()
End Function

Function test_Parser(Optional what)
'	what = "primitives"
	Dim failure As String
	failure = toString(parseFailure)
	refute_parses_pass = assertEqual(failure, 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
	'Note: most of the parsers we create here don't actually make sense
	'      the important thing for testing is their structure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assert_parses(p, getFnTypeStr(Fn.isNil), "(-&gt; (List ['a]) Bool)", 15).x
	assert_parses(p, getFnTypeStr(Fn.flatten), "(-&gt; (List [(List ['a])]) (List ['a]))", 22).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MsgBox(toString(pTypeExpr))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ZeroOrOne(pStr("a")),				"(str 'a')?").x
	' double p?? is the same as p?:
	assert_toStr(pZeroOrOne(pZeroOrOne(pStr("a"))),	"(str 'a')?").x

	assert_toStr(pMany1(pItem),						"item+").x
	assert_toStr(pSkip(pMany1(pItem)),				"(skip item+)").x
	assert_toStr(pMany1(pWhite),					toString(pWhite) &amp; "+").x
	assert_toStr(pSkip(pMany1(pWhite)),				"(skip " &amp; toString(pWhite) &amp; "+)").x

	assert_toStr(pMany(pItem),						"item*").x
	assert_toStr(pSkip(pMany(pItem)),				"(skip item*)").x

	Dim p As Object, q As Object
	p = pInd
	assert_toStr(p,	"(ind Nothing)").x
	q = pItem
	p = fixIndirection(p, q)
	assert_toStr(p,	"(ind P" &amp; q.id &amp; " ::= " &amp; toString(q) &amp; ")").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